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5" style:family="paragraph" style:parent-style-name="TablaContenidosDemostrativo" style:master-page-name="Pagina">
      <style:paragraph-properties style:page-number="auto"/>
    </style:style>
    <style:style style:name="P6" style:family="paragraph" style:parent-style-name="Nivel1" style:master-page-name="Pagina">
      <style:paragraph-properties style:page-number="auto"/>
    </style:style>
    <style:style style:name="P7" style:family="paragraph" style:parent-style-name="Textos" style:master-page-name="Pagina">
      <style:paragraph-properties style:page-number="auto"/>
    </style:style>
    <style:style style:name="P8" style:family="paragraph" style:parent-style-name="Textos">
      <style:text-properties officeooo:rsid="0021e216" officeooo:paragraph-rsid="0021e216"/>
    </style:style>
    <style:style style:name="P9" style:family="paragraph" style:parent-style-name="Textos">
      <style:text-properties officeooo:rsid="0023bb47" officeooo:paragraph-rsid="0023bb47"/>
    </style:style>
    <style:style style:name="P10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1fd7e3"/>
    </style:style>
    <style:style style:name="T5" style:family="text">
      <style:text-properties officeooo:rsid="0021e2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0.<text:span text:style-name="T4">21</text:span></text:p>
      <text:p text:style-name="Standard"/>
      <text:p text:style-name="SubtituloPortadaYDemostrativos">Tipo de documento: Acta</text:p>
      <text:p text:style-name="SubtituloPortadaYDemostrativos"><text:span text:style-name="T5">16</text:span>/<text:span text:style-name="T1">04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4">21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5">16</text:span>/<text:span text:style-name="T1">04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7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5">16</text:span>/<text:span text:style-name="T1">04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5">16</text:span>/<text:span text:style-name="T1">04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5">Tabla de contenido</text:p>
          </text:index-title>
          <text:p text:style-name="P10"><text:a xlink:type="simple" xlink:href="#__RefHeading__1803_1352885363" text:style-name="Index_20_Link" text:visited-style-name="Index_20_Link">Datos de la reunión:<text:tab/>4</text:a></text:p>
          <text:p text:style-name="P11"><text:a xlink:type="simple" xlink:href="#__RefHeading__744_302876939" text:style-name="Index_20_Link" text:visited-style-name="Index_20_Link">Tabla 01. Datos de la reunión, 2014<text:tab/>4</text:a></text:p>
          <text:p text:style-name="P10"><text:a xlink:type="simple" xlink:href="#__RefHeading__746_302876939" text:style-name="Index_20_Link" text:visited-style-name="Index_20_Link">Puntos del orden del día:<text:tab/>4</text:a></text:p>
          <text:p text:style-name="P10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6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5">16</text:span>/<text:span text:style-name="T1">04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<text:span text:style-name="T4">00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8">Se comenzó la reunión haciendo una revisión de las tareas pendientes y sus estados.</text:p>
      <text:p text:style-name="P8">Silvia y Roberto encontraron algunos problemas en los apliances como paginas de redes sociales que deben tener ip's dinámicas.</text:p>
      <text:p text:style-name="P8">También referente a los apliances que los usuarios puedan usar una herramienta para poder añadir ip's que quieran bloquear.</text:p>
      <text:p text:style-name="P9">Configurar un apliance en modo Getaway.</text:p>
      <text:p text:style-name="P9">Se acordó reunión lunes 21 de Abril a las 15:30.</text:p>
      <text:p text:style-name="P9">Hacer presentaciones en powerpoint de lo que tenemos echo( Arquitectura, cada una de las partes ,etc) </text:p>
      <text:p text:style-name="P9"><text:soft-page-break/>Lo único que queda es hacer el tema de la inmersión(sin refrigeración en el aceite).</text:p>
      <text:p text:style-name="P9">Hacer un plan de presentaciones que se van a realizar y crear una carpeta compartida en Google docs.</text:p>
      <text:p text:style-name="P9">Y para finalizar el lunes se organizan los trabajos.</text:p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4-16T17:39:01.315190369</dc:date>
    <dc:creator>Manuel </dc:creator>
    <meta:document-statistic meta:table-count="5" meta:image-count="3" meta:object-count="0" meta:page-count="5" meta:paragraph-count="71" meta:word-count="287" meta:character-count="1773" meta:non-whitespace-character-count="1515"/>
  </office:meta>
</office:document-meta>
</file>